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31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9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Range Elements (mg/cm^2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Tirado do Spli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ergy(MeV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ir</text:p>
          </table:table-cell>
          <table:table-cell table:number-columns-repeated="2"/>
          <table:table-cell table:style-name="ce1" office:value-type="string" calcext:value-type="string">
            <text:p>Prateleira</text:p>
          </table:table-cell>
          <table:table-cell table:style-name="ce1" office:value-type="string" calcext:value-type="string">
            <text:p>dx(cm)</text:p>
          </table:table-cell>
          <table:table-cell table:style-name="ce1" office:value-type="string" calcext:value-type="string">
            <text:p>a(mg.cm^-2)</text:p>
          </table:table-cell>
          <table:table-cell table:style-name="ce1" office:value-type="string" calcext:value-type="string">
            <text:p>R^-1(a) (MeV)</text:p>
          </table:table-cell>
          <table:table-cell table:style-name="ce1" office:value-type="string" calcext:value-type="string">
            <text:p>dE(MeV)</text:p>
          </table:table-cell>
          <table:table-cell table:style-name="ce1" office:value-type="string" calcext:value-type="string">
            <text:p>R(5.305) (MeV)</text:p>
          </table:table-cell>
          <table:table-cell/>
          <table:table-cell table:style-name="ce1" office:value-type="string" calcext:value-type="string">
            <text:p>Prateleira</text:p>
          </table:table-cell>
          <table:table-cell table:style-name="ce1" office:value-type="string" calcext:value-type="string">
            <text:p>dx(cm)</text:p>
          </table:table-cell>
          <table:table-cell table:style-name="ce1" office:value-type="string" calcext:value-type="string">
            <text:p>EfRelativa</text:p>
          </table:table-cell>
          <table:table-cell table:style-name="ce1" office:value-type="string" calcext:value-type="string">
            <text:p>taq(s)</text:p>
          </table:table-cell>
          <table:table-cell table:style-name="ce1" office:value-type="string" calcext:value-type="string">
            <text:p>Área total</text:p>
          </table:table-cell>
          <table:table-cell table:style-name="ce1" office:value-type="string" calcext:value-type="string">
            <text:p>eAreatotal</text:p>
          </table:table-cell>
          <table:table-cell table:style-name="ce1" office:value-type="string" calcext:value-type="string">
            <text:p>Área sinal</text:p>
          </table:table-cell>
          <table:table-cell table:style-name="ce1" office:value-type="string" calcext:value-type="string">
            <text:p>earea sinal</text:p>
          </table:table-cell>
          <table:table-cell table:style-name="ce1" office:value-type="string" calcext:value-type="string">
            <text:p>FWHM</text:p>
          </table:table-cell>
          <table:table-cell table:style-name="ce1" office:value-type="string" calcext:value-type="string">
            <text:p>Centróide(canais)</text:p>
          </table:table-cell>
          <table:table-cell table:style-name="ce1" office:value-type="string" calcext:value-type="string">
            <text:p>eCentróide</text:p>
          </table:table-cell>
          <table:table-cell table:style-name="ce1" office:value-type="string" calcext:value-type="string">
            <text:p>Energia (MeV)</text:p>
          </table:table-cell>
          <table:table-cell table:style-name="ce1" office:value-type="string" calcext:value-type="string">
            <text:p>eEnergia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table:formula="of:=0.21*[.C3]+0.79*[.B3]" office:value-type="float" office:value="0.12489" calcext:value-type="float">
            <text:p>0.1248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" calcext:value-type="float">
            <text:p>0.95</text:p>
          </table:table-cell>
          <table:table-cell table:style-name="ce2" table:formula="of:=[.F$12]-[.H3]*[.J$11]" office:value-type="float" office:value="3.531415" calcext:value-type="float">
            <text:p>3.531</text:p>
          </table:table-cell>
          <table:table-cell table:style-name="ce2" office:value-type="float" office:value="4.38" calcext:value-type="float">
            <text:p>4.380</text:p>
          </table:table-cell>
          <table:table-cell table:style-name="ce1" table:formula="of:=5.305-[.J3]" office:value-type="float" office:value="0.925" calcext:value-type="float">
            <text:p>0.925</text:p>
          </table:table-cell>
          <table:table-cell table:style-name="ce1" office:value-type="float" office:value="4.67531" calcext:value-type="float">
            <text:p>4.6753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809" calcext:value-type="float">
            <text:p>8809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891" calcext:value-type="float">
            <text:p>789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.46" calcext:value-type="float">
            <text:p>11.46</text:p>
          </table:table-cell>
          <table:table-cell table:style-name="ce1" office:value-type="float" office:value="543.55" calcext:value-type="float">
            <text:p>543.55</text:p>
          </table:table-cell>
          <table:table-cell table:style-name="ce1" office:value-type="float" office:value="0.0548972682075511" calcext:value-type="float">
            <text:p>0.0548972682</text:p>
          </table:table-cell>
          <table:table-cell table:style-name="ce1" office:value-type="float" office:value="4.1996702690419" calcext:value-type="float">
            <text:p>4.199670269</text:p>
          </table:table-cell>
          <table:table-cell table:style-name="ce1" office:value-type="float" office:value="0.00340611539623198" calcext:value-type="float">
            <text:p>0.003406115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table:formula="of:=0.21*[.C4]+0.79*[.B4]" office:value-type="float" office:value="0.17231" calcext:value-type="float">
            <text:p>0.1723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.75" calcext:value-type="float">
            <text:p>1.75</text:p>
          </table:table-cell>
          <table:table-cell table:style-name="ce2" table:formula="of:=[.F$12]-[.H4]*[.J$11]" office:value-type="float" office:value="2.568135" calcext:value-type="float">
            <text:p>2.568</text:p>
          </table:table-cell>
          <table:table-cell table:style-name="ce2" office:value-type="float" office:value="3.46" calcext:value-type="float">
            <text:p>3.460</text:p>
          </table:table-cell>
          <table:table-cell table:style-name="ce1" table:formula="of:=5.305-[.J4]" office:value-type="float" office:value="1.845" calcext:value-type="float">
            <text:p>1.845</text:p>
          </table:table-cell>
          <table:table-cell table:style-name="ce1"/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9995" calcext:value-type="float">
            <text:p>999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238" calcext:value-type="float">
            <text:p>923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.55" calcext:value-type="float">
            <text:p>12.55</text:p>
          </table:table-cell>
          <table:table-cell table:style-name="ce1" office:value-type="float" office:value="430.04" calcext:value-type="float">
            <text:p>430.04</text:p>
          </table:table-cell>
          <table:table-cell table:style-name="ce1" office:value-type="float" office:value="0.0555631532874055" calcext:value-type="float">
            <text:p>0.0555631533</text:p>
          </table:table-cell>
          <table:table-cell table:style-name="ce1" office:value-type="float" office:value="3.32716694664235" calcext:value-type="float">
            <text:p>3.3271669466</text:p>
          </table:table-cell>
          <table:table-cell table:style-name="ce1" office:value-type="float" office:value="0.0029320831996808" calcext:value-type="float">
            <text:p>0.0029320832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table:formula="of:=0.21*[.C5]+0.79*[.B5]" office:value-type="float" office:value="0.23515" calcext:value-type="float">
            <text:p>0.23515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.55" calcext:value-type="float">
            <text:p>2.55</text:p>
          </table:table-cell>
          <table:table-cell table:style-name="ce2" table:formula="of:=[.F$12]-[.H5]*[.J$11]" office:value-type="float" office:value="1.604855" calcext:value-type="float">
            <text:p>1.605</text:p>
          </table:table-cell>
          <table:table-cell table:style-name="ce1" office:value-type="float" office:value="2.256" calcext:value-type="float">
            <text:p>2.256</text:p>
          </table:table-cell>
          <table:table-cell table:style-name="ce1" table:formula="of:=5.305-[.J5]" office:value-type="float" office:value="3.049" calcext:value-type="float">
            <text:p>3.049</text:p>
          </table:table-cell>
          <table:table-cell table:style-name="ce1"/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.55" calcext:value-type="float">
            <text:p>2.55</text:p>
          </table:table-cell>
          <table:table-cell table:style-name="ce1" office:value-type="float" office:value="0.139" calcext:value-type="float">
            <text:p>0.139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10536" calcext:value-type="float">
            <text:p>1053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0085" calcext:value-type="float">
            <text:p>10085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.31" calcext:value-type="float">
            <text:p>16.31</text:p>
          </table:table-cell>
          <table:table-cell table:style-name="ce1" office:value-type="float" office:value="301.95" calcext:value-type="float">
            <text:p>301.95</text:p>
          </table:table-cell>
          <table:table-cell table:style-name="ce1" office:value-type="float" office:value="0.0691111544342454" calcext:value-type="float">
            <text:p>0.0691111544</text:p>
          </table:table-cell>
          <table:table-cell table:style-name="ce1" office:value-type="float" office:value="2.34259333580491" calcext:value-type="float">
            <text:p>2.3425933358</text:p>
          </table:table-cell>
          <table:table-cell table:style-name="ce1" office:value-type="float" office:value="0.00247873754740196" calcext:value-type="float">
            <text:p>0.0024787375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" calcext:value-type="float">
            <text:p>0.33</text:p>
          </table:table-cell>
          <table:table-cell table:formula="of:=0.21*[.C6]+0.79*[.B6]" office:value-type="float" office:value="0.31578" calcext:value-type="float">
            <text:p>0.3157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5" calcext:value-type="float">
            <text:p>3.35</text:p>
          </table:table-cell>
          <table:table-cell table:style-name="ce2" table:formula="of:=[.F$12]-[.H6]*[.J$11]" office:value-type="float" office:value="0.641575" calcext:value-type="float">
            <text:p>0.642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table:formula="of:=5.305-[.J6]" office:value-type="float" office:value="4.694" calcext:value-type="float">
            <text:p>4.694</text:p>
          </table:table-cell>
          <table:table-cell table:style-name="ce1"/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493" calcext:value-type="float">
            <text:p>1493</text:p>
          </table:table-cell>
          <table:table-cell table:style-name="ce1" office:value-type="float" office:value="10501" calcext:value-type="float">
            <text:p>1050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9373" calcext:value-type="float">
            <text:p>9373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5.52" calcext:value-type="float">
            <text:p>25.52</text:p>
          </table:table-cell>
          <table:table-cell table:style-name="ce1" office:value-type="float" office:value="112.21" calcext:value-type="float">
            <text:p>112.21</text:p>
          </table:table-cell>
          <table:table-cell table:style-name="ce1" office:value-type="float" office:value="0.112169168180906" calcext:value-type="float">
            <text:p>0.1121691682</text:p>
          </table:table-cell>
          <table:table-cell table:style-name="ce1" office:value-type="float" office:value="0.884142270770209" calcext:value-type="float">
            <text:p>0.8841422708</text:p>
          </table:table-cell>
          <table:table-cell table:style-name="ce1" office:value-type="float" office:value="0.00211324175528256" calcext:value-type="float">
            <text:p>0.002113241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  <table:table-cell table:formula="of:=0.21*[.C7]+0.79*[.B7]" office:value-type="float" office:value="0.49483" calcext:value-type="float">
            <text:p>0.49483</text:p>
          </table:table-cell>
          <table:table-cell table:number-columns-repeated="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8" calcext:value-type="float">
            <text:p>0.588</text:p>
          </table:table-cell>
          <table:table-cell table:formula="of:=0.21*[.C8]+0.79*[.B8]" office:value-type="float" office:value="0.56825" calcext:value-type="float">
            <text:p>0.56825</text:p>
          </table:table-cell>
          <table:table-cell table:number-columns-repeated="3"/>
          <table:table-cell office:value-type="string" calcext:value-type="string">
            <text:p>arg: R(5.305)-dx*densar</text:p>
          </table:table-cell>
          <table:table-cell table:number-columns-repeated="18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4" calcext:value-type="float">
            <text:p>0.684</text:p>
          </table:table-cell>
          <table:table-cell table:formula="of:=0.21*[.C9]+0.79*[.B9]" office:value-type="float" office:value="0.6603" calcext:value-type="float">
            <text:p>0.6603</text:p>
          </table:table-cell>
          <table:table-cell table:number-columns-repeated="2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83" calcext:value-type="float">
            <text:p>0.783</text:p>
          </table:table-cell>
          <table:table-cell table:formula="of:=0.21*[.C10]+0.79*[.B10]" office:value-type="float" office:value="0.75693" calcext:value-type="float">
            <text:p>0.75693</text:p>
          </table:table-cell>
          <table:table-cell/>
          <table:table-cell office:value-type="string" calcext:value-type="string">
            <text:p>Tirado do Spline</text:p>
          </table:table-cell>
          <table:table-cell table:number-columns-repeated="3"/>
          <table:table-cell office:value-type="string" calcext:value-type="string">
            <text:p>densar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9" calcext:value-type="float">
            <text:p>0.9</text:p>
          </table:table-cell>
          <table:table-cell table:formula="of:=0.21*[.C11]+0.79*[.B11]" office:value-type="float" office:value="0.87077" calcext:value-type="float">
            <text:p>0.87077</text:p>
          </table:table-cell>
          <table:table-cell/>
          <table:table-cell office:value-type="string" calcext:value-type="string">
            <text:p>R(5.305)</text:p>
          </table:table-cell>
          <table:table-cell table:number-columns-repeated="3"/>
          <table:table-cell office:value-type="float" office:value="1.2041" calcext:value-type="float">
            <text:p>1.2041</text:p>
          </table:table-cell>
          <table:table-cell table:number-columns-repeated="1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46" calcext:value-type="float">
            <text:p>1.246</text:p>
          </table:table-cell>
          <table:table-cell table:formula="of:=0.21*[.C12]+0.79*[.B12]" office:value-type="float" office:value="1.20413" calcext:value-type="float">
            <text:p>1.20413</text:p>
          </table:table-cell>
          <table:table-cell/>
          <table:table-cell office:value-type="float" office:value="4.67531" calcext:value-type="float">
            <text:p>4.67531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8" calcext:value-type="float">
            <text:p>1.428</text:p>
          </table:table-cell>
          <table:table-cell office:value-type="float" office:value="1.493" calcext:value-type="float">
            <text:p>1.493</text:p>
          </table:table-cell>
          <table:table-cell table:formula="of:=0.21*[.C13]+0.79*[.B13]" office:value-type="float" office:value="1.44165" calcext:value-type="float">
            <text:p>1.44165</text:p>
          </table:table-cell>
          <table:table-cell table:number-columns-repeated="22"/>
        </table:table-row>
        <table:table-row table:style-name="ro1">
          <table:table-cell office:value-type="float" office:value="2.401" calcext:value-type="float">
            <text:p>2.401</text:p>
          </table:table-cell>
          <table:table-cell office:value-type="float" office:value="1.687" calcext:value-type="float">
            <text:p>1.687</text:p>
          </table:table-cell>
          <table:table-cell office:value-type="float" office:value="1.765" calcext:value-type="float">
            <text:p>1.765</text:p>
          </table:table-cell>
          <table:table-cell table:formula="of:=0.21*[.C14]+0.79*[.B14]" office:value-type="float" office:value="1.70338" calcext:value-type="float">
            <text:p>1.70338</text:p>
          </table:table-cell>
          <table:table-cell table:number-columns-repeated="2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979" calcext:value-type="float">
            <text:p>1.979</text:p>
          </table:table-cell>
          <table:table-cell office:value-type="float" office:value="2.073" calcext:value-type="float">
            <text:p>2.073</text:p>
          </table:table-cell>
          <table:table-cell table:formula="of:=0.21*[.C15]+0.79*[.B15]" office:value-type="float" office:value="1.99874" calcext:value-type="float">
            <text:p>1.99874</text:p>
          </table:table-cell>
          <table:table-cell table:number-columns-repeated="9"/>
          <table:table-cell office:value-type="string" calcext:value-type="string">
            <text:p>desvios</text:p>
          </table:table-cell>
          <table:table-cell table:number-columns-repeated="1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308" calcext:value-type="float">
            <text:p>2.308</text:p>
          </table:table-cell>
          <table:table-cell office:value-type="float" office:value="2.418" calcext:value-type="float">
            <text:p>2.418</text:p>
          </table:table-cell>
          <table:table-cell table:formula="of:=0.21*[.C16]+0.79*[.B16]" office:value-type="float" office:value="2.3311" calcext:value-type="float">
            <text:p>2.3311</text:p>
          </table:table-cell>
          <table:table-cell table:number-columns-repeated="9"/>
          <table:table-cell office:value-type="string" calcext:value-type="string">
            <text:p>Prateleira</text:p>
          </table:table-cell>
          <table:table-cell/>
          <table:table-cell office:value-type="string" calcext:value-type="string">
            <text:p>dEexp(MeV)</text:p>
          </table:table-cell>
          <table:table-cell table:style-name="ce3" office:value-type="string" calcext:value-type="string">
            <text:p>edEexp</text:p>
          </table:table-cell>
          <table:table-cell office:value-type="string" calcext:value-type="string">
            <text:p>dEalcance(MeV)</text:p>
          </table:table-cell>
          <table:table-cell office:value-type="string" calcext:value-type="string">
            <text:p>desvio(sigma)</text:p>
          </table:table-cell>
          <table:table-cell office:value-type="string" calcext:value-type="string">
            <text:p>desvio(%)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9" calcext:value-type="float">
            <text:p>3.079</text:p>
          </table:table-cell>
          <table:table-cell office:value-type="float" office:value="3.227" calcext:value-type="float">
            <text:p>3.227</text:p>
          </table:table-cell>
          <table:table-cell table:formula="of:=0.21*[.C17]+0.79*[.B17]" office:value-type="float" office:value="3.11008" calcext:value-type="float">
            <text:p>3.1100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1053297309581" calcext:value-type="float">
            <text:p>1.105329731</text:p>
          </table:table-cell>
          <table:table-cell table:style-name="ce3" office:value-type="float" office:value="0.00340611539623198" calcext:value-type="float">
            <text:p>0.0034061154</text:p>
          </table:table-cell>
          <table:table-cell office:value-type="float" office:value="0.925" calcext:value-type="float">
            <text:p>0.925</text:p>
          </table:table-cell>
          <table:table-cell table:formula="of:=ABS([.R17]-[.P17])/[.Q17]" office:value-type="float" office:value="52.9429305764538" calcext:value-type="float">
            <text:p>52.9429305765</text:p>
          </table:table-cell>
          <table:table-cell table:style-name="ce5" table:formula="of:=[.S17]*[.Q17]/[.P17]" office:value-type="percentage" office:value="0.163145644152528" calcext:value-type="percentage">
            <text:p>16.31%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36" calcext:value-type="float">
            <text:p>4.236</text:p>
          </table:table-cell>
          <table:table-cell office:value-type="float" office:value="4.444" calcext:value-type="float">
            <text:p>4.444</text:p>
          </table:table-cell>
          <table:table-cell table:formula="of:=0.21*[.C18]+0.79*[.B18]" office:value-type="float" office:value="4.27968" calcext:value-type="float">
            <text:p>4.2796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1.97783305335765" calcext:value-type="float">
            <text:p>1.9778330534</text:p>
          </table:table-cell>
          <table:table-cell table:style-name="ce3" office:value-type="float" office:value="0.0029320831996808" calcext:value-type="float">
            <text:p>0.0029320832</text:p>
          </table:table-cell>
          <table:table-cell office:value-type="float" office:value="1.845" calcext:value-type="float">
            <text:p>1.845</text:p>
          </table:table-cell>
          <table:table-cell table:formula="of:=ABS([.R18]-[.P18])/[.Q18]" office:value-type="float" office:value="45.3033029117696" calcext:value-type="float">
            <text:p>45.3033029118</text:p>
          </table:table-cell>
          <table:table-cell table:style-name="ce5" table:formula="of:=[.S18]*[.Q18]/[.P18]" office:value-type="percentage" office:value="0.0671609027527107" calcext:value-type="percentage">
            <text:p>6.72%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189" calcext:value-type="float">
            <text:p>6.189</text:p>
          </table:table-cell>
          <table:table-cell office:value-type="float" office:value="6.487" calcext:value-type="float">
            <text:p>6.487</text:p>
          </table:table-cell>
          <table:table-cell table:formula="of:=0.21*[.C19]+0.79*[.B19]" office:value-type="float" office:value="6.25158" calcext:value-type="float">
            <text:p>6.25158</text:p>
          </table:table-cell>
          <table:table-cell table:number-columns-repeated="5"/>
          <table:table-cell table:style-name="ce3" table:number-columns-repeated="3"/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.96240666419508" calcext:value-type="float">
            <text:p>2.9624066642</text:p>
          </table:table-cell>
          <table:table-cell table:style-name="ce3" office:value-type="float" office:value="0.00247873754740196" calcext:value-type="float">
            <text:p>0.0024787375</text:p>
          </table:table-cell>
          <table:table-cell office:value-type="float" office:value="3.049" calcext:value-type="float">
            <text:p>3.049</text:p>
          </table:table-cell>
          <table:table-cell table:formula="of:=ABS([.R19]-[.P19])/[.Q19]" office:value-type="float" office:value="34.9344511667567" calcext:value-type="float">
            <text:p>34.9344511668</text:p>
          </table:table-cell>
          <table:table-cell table:style-name="ce5" table:formula="of:=[.S19]*[.Q19]/[.P19]" office:value-type="percentage" office:value="0.0292307389297777" calcext:value-type="percentage">
            <text:p>2.92%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51" calcext:value-type="float">
            <text:p>8.851</text:p>
          </table:table-cell>
          <table:table-cell office:value-type="float" office:value="9.277" calcext:value-type="float">
            <text:p>9.277</text:p>
          </table:table-cell>
          <table:table-cell table:formula="of:=0.21*[.C20]+0.79*[.B20]" office:value-type="float" office:value="8.94046" calcext:value-type="float">
            <text:p>8.94046</text:p>
          </table:table-cell>
          <table:table-cell table:number-columns-repeated="5"/>
          <table:table-cell table:style-name="ce3" table:number-columns-repeated="3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42085772922979" calcext:value-type="float">
            <text:p>4.4208577292</text:p>
          </table:table-cell>
          <table:table-cell table:style-name="ce3" office:value-type="float" office:value="0.00211324175528256" calcext:value-type="float">
            <text:p>0.0021132418</text:p>
          </table:table-cell>
          <table:table-cell office:value-type="float" office:value="4.694" calcext:value-type="float">
            <text:p>4.694</text:p>
          </table:table-cell>
          <table:table-cell table:formula="of:=ABS([.R20]-[.P20])/[.Q20]" office:value-type="float" office:value="129.252732247706" calcext:value-type="float">
            <text:p>129.2527322477</text:p>
          </table:table-cell>
          <table:table-cell table:style-name="ce5" table:formula="of:=[.S20]*[.Q20]/[.P20]" office:value-type="percentage" office:value="0.0617849040841668" calcext:value-type="percentage">
            <text:p>6.18%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Prateleira</text:p>
          </table:table-cell>
          <table:table-cell office:value-type="string" calcext:value-type="string">
            <text:p>dx(cm)</text:p>
          </table:table-cell>
          <table:table-cell office:value-type="string" calcext:value-type="string">
            <text:p>dEexp(MeV)</text:p>
          </table:table-cell>
          <table:table-cell table:style-name="ce4" office:value-type="string" calcext:value-type="string">
            <text:p>Energia (MeV)</text:p>
          </table:table-cell>
          <table:table-cell table:style-name="ce4" office:value-type="string" calcext:value-type="string">
            <text:p>eEnergia</text:p>
          </table:table-cell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5.305-[.J22]" office:value-type="float" office:value="1.1053297309581" calcext:value-type="float">
            <text:p>1.105329731</text:p>
          </table:table-cell>
          <table:table-cell table:style-name="ce3" office:value-type="float" office:value="4.1996702690419" calcext:value-type="float">
            <text:p>4.199670269</text:p>
          </table:table-cell>
          <table:table-cell table:style-name="ce3" office:value-type="float" office:value="0.00340611539623198" calcext:value-type="float">
            <text:p>0.0034061154</text:p>
          </table:table-cell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formula="of:=5.305-[.J23]" office:value-type="float" office:value="1.97783305335765" calcext:value-type="float">
            <text:p>1.9778330534</text:p>
          </table:table-cell>
          <table:table-cell table:style-name="ce3" office:value-type="float" office:value="3.32716694664235" calcext:value-type="float">
            <text:p>3.3271669466</text:p>
          </table:table-cell>
          <table:table-cell table:style-name="ce3" office:value-type="float" office:value="0.0029320831996808" calcext:value-type="float">
            <text:p>0.0029320832</text:p>
          </table:table-cell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55" calcext:value-type="float">
            <text:p>2.55</text:p>
          </table:table-cell>
          <table:table-cell table:formula="of:=5.305-[.J24]" office:value-type="float" office:value="2.96240666419509" calcext:value-type="float">
            <text:p>2.9624066642</text:p>
          </table:table-cell>
          <table:table-cell table:style-name="ce3" office:value-type="float" office:value="2.34259333580491" calcext:value-type="float">
            <text:p>2.3425933358</text:p>
          </table:table-cell>
          <table:table-cell table:style-name="ce3" office:value-type="float" office:value="0.00247873754740196" calcext:value-type="float">
            <text:p>0.0024787375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5" calcext:value-type="float">
            <text:p>3.35</text:p>
          </table:table-cell>
          <table:table-cell table:formula="of:=5.305-[.J25]" office:value-type="float" office:value="4.42085772922979" calcext:value-type="float">
            <text:p>4.4208577292</text:p>
          </table:table-cell>
          <table:table-cell table:style-name="ce3" office:value-type="float" office:value="0.884142270770209" calcext:value-type="float">
            <text:p>0.8841422708</text:p>
          </table:table-cell>
          <table:table-cell table:style-name="ce3" office:value-type="float" office:value="0.00211324175528256" calcext:value-type="float">
            <text:p>0.0021132418</text:p>
          </table:table-cell>
          <table:table-cell table:style-name="ce3"/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3" table:number-columns-repeated="3"/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3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8:19:52.710465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1:17:13.673924457</meta:creation-date>
    <meta:editing-duration>PT1H33M29S</meta:editing-duration>
    <meta:editing-cycles>8</meta:editing-cycles>
    <meta:generator>LibreOffice/4.2.8.2$Linux_X86_64 LibreOffice_project/420m0$Build-2</meta:generator>
    <dc:date>2015-11-27T01:29:46.230100660</dc:date>
    <meta:document-statistic meta:table-count="1" meta:cell-count="232" meta:object-count="0"/>
  </office:meta>
</office:document-meta>
</file>